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paragraph-properties fo:text-align="center" style:justify-single-word="false" style:text-autospace="none"/>
      <style:text-properties fo:color="#000000" style:font-name="Georgia" fo:font-size="22pt" fo:language="en" fo:country="GB" fo:font-weight="bold" style:font-size-asian="22pt" style:font-weight-asian="bold" style:font-size-complex="22pt" style:font-weight-complex="bold"/>
    </style:style>
    <style:style style:name="P3"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4" style:family="paragraph" style:parent-style-name="Standard">
      <style:paragraph-properties style:text-autospace="none"/>
      <style:text-properties fo:color="#000000" style:font-name="Georgia" fo:font-size="14pt" fo:language="en" fo:country="GB" style:font-size-asian="14pt" style:font-size-complex="14pt"/>
    </style:style>
    <style:style style:name="P5" style:family="paragraph" style:parent-style-name="Standard">
      <style:paragraph-properties style:text-autospace="none"/>
      <style:text-properties fo:color="#000000" style:font-name="Georgia" fo:language="en" fo:country="GB"/>
    </style:style>
    <style:style style:name="P6" style:family="paragraph" style:parent-style-name="Standard">
      <style:paragraph-properties style:text-autospace="none"/>
    </style:style>
    <style:style style:name="P7" style:family="paragraph" style:parent-style-name="Standard" style:list-style-name="WW8Num1">
      <style:paragraph-properties fo:margin-left="1.259cm" fo:margin-right="0cm" fo:margin-top="0cm" fo:margin-bottom="0.423cm" fo:text-indent="-0.63cm" style:auto-text-indent="false" style:text-autospace="none"/>
    </style:style>
    <style:style style:name="P8" style:family="paragraph" style:parent-style-name="Standard" style:list-style-name="WW8Num1">
      <style:paragraph-properties fo:margin-left="1.259cm" fo:margin-right="0cm" fo:margin-top="0cm" fo:margin-bottom="0.423cm" fo:text-indent="-0.63cm" style:auto-text-indent="false" style:text-autospace="none"/>
      <style:text-properties fo:color="#000000" style:font-name="Georgia" fo:font-size="14pt" fo:language="en" fo:country="GB" style:font-size-asian="14pt" style:font-size-complex="14pt"/>
    </style:style>
    <style:style style:name="P9" style:family="paragraph" style:parent-style-name="Standard">
      <style:paragraph-properties fo:margin-top="0cm" fo:margin-bottom="0.423cm" style:text-autospace="none"/>
      <style:text-properties fo:color="#000000" style:font-name="Georgia" fo:font-size="14pt" fo:language="en" fo:country="GB" style:font-size-asian="14pt" style:font-size-complex="14pt"/>
    </style:style>
    <style:style style:name="P10" style:family="paragraph" style:parent-style-name="Standard" style:list-style-name="L1">
      <style:paragraph-properties fo:margin-left="0cm" fo:margin-right="0cm" fo:text-indent="1.249cm" style:auto-text-indent="false" style:text-autospace="none"/>
      <style:text-properties fo:color="#000000" style:font-name="Georgia" fo:font-size="14pt" fo:language="en" fo:country="GB" style:font-size-asian="14pt" style:font-size-complex="14pt"/>
    </style:style>
    <style:style style:name="P11" style:family="paragraph" style:parent-style-name="Standard" style:master-page-name="Standard">
      <style:paragraph-properties fo:text-align="center" style:justify-single-word="false" style:page-number="auto" style:text-autospace="none"/>
      <style:text-properties fo:color="#000000" style:font-name="Georgia" fo:font-size="22pt" fo:language="en" fo:country="GB" fo:font-weight="bold" style:font-size-asian="22pt" style:font-weight-asian="bold" style:font-size-complex="22pt" style:font-weight-complex="bold"/>
    </style:style>
    <style:style style:name="P12" style:family="paragraph" style:parent-style-name="Heading_20_1">
      <style:text-properties fo:language="en" fo:country="GB"/>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fo:language="en" fo:country="GB"/>
    </style:style>
    <style:style style:name="P15" style:family="paragraph" style:parent-style-name="Heading_20_2">
      <style:paragraph-properties fo:text-align="start" style:justify-single-word="false" fo:break-before="page"/>
      <style:text-properties fo:color="#000000" style:text-underline-style="solid" style:text-underline-width="auto" style:text-underline-color="font-color" style:letter-kerning="true" style:font-name-complex="Arial" style:font-size-complex="16pt"/>
    </style:style>
    <style:style style:name="P16" style:family="paragraph" style:parent-style-name="Footer">
      <style:paragraph-properties fo:text-align="center" style:justify-single-word="false"/>
      <style:text-properties fo:color="#000000" style:font-name="Georgia" fo:language="en" fo:country="GB"/>
    </style:style>
    <style:style style:name="T1" style:family="text">
      <style:text-properties fo:language="de" fo:country="DE"/>
    </style:style>
    <style:style style:name="T2" style:family="text">
      <style:text-properties fo:language="en" fo:country="GB"/>
    </style:style>
    <style:style style:name="T3" style:family="text">
      <style:text-properties fo:color="#000000" style:font-name="Georgia" fo:font-size="14pt" fo:language="en" fo:country="GB" style:font-size-asian="14pt" style:font-size-complex="14pt"/>
    </style:style>
    <style:style style:name="T4" style:family="text">
      <style:text-properties fo:color="#000000" style:font-name="Georgia" fo:font-size="14pt" fo:language="en" fo:country="GB" fo:font-style="italic" style:font-size-asian="14pt" style:font-style-asian="italic" style:font-size-complex="14pt" style:font-style-complex="italic"/>
    </style:style>
    <style:style style:name="T5" style:family="text">
      <style:text-properties fo:color="#000000" style:font-name="Georgia" fo:font-size="9pt" fo:language="en" fo:country="GB" style:font-size-asian="9pt" style:font-size-complex="9pt"/>
    </style:style>
    <style:style style:name="T6" style:family="text">
      <style:text-properties fo:color="#000081" style:font-name="Georgia" fo:font-size="14pt" fo:language="en" fo:country="GB" style:font-size-asian="14pt" style:font-size-complex="14pt"/>
    </style:style>
    <style:style style:name="T7" style:family="text">
      <style:text-properties fo:color="#810000" style:font-name="Georgia" fo:font-size="14pt" fo:language="en" fo:country="GB"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0"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Title">HRTF 3D</text:p>
      <text:p text:style-name="Subtitle"><text:span text:style-name="T1">Version 1.1.0</text:span></text:p>
      <text:h text:style-name="P15" text:outline-level="2">Welcome</text:h>
      <text:p text:style-name="P1"/>
      <text:p text:style-name="P6"><text:span text:style-name="T3">Thank you for downloading this fine plug-in from the </text:span><text:span text:style-name="T4">AIXcoustic creations, Delphi ASIO &amp; VST Project</text:span><text:span text:style-name="T3">. The HRTF 3D plugin multiplies the incoming audio with the selected head related transfer function to create the impression of a sound coming from that direction.</text:span></text:p>
      <text:p text:style-name="P4"/>
      <text:p text:style-name="P4"/>
      <text:p text:style-name="P4">In order to get the most out of the HRTF 3D, please spend a few moments reading this brief manual.</text:p>
      <text:p text:style-name="P3"/>
      <text:h text:style-name="P12" text:outline-level="1">License</text:h>
      <text:p text:style-name="P4"/>
      <text:p text:style-name="P4">HRTF 3D has a very simple license:</text:p>
      <text:p text:style-name="P4"/>
      <text:list xml:id="list23672413" text:style-name="WW8Num1">
        <text:list-item>
          <text:p text:style-name="P8">HRTF 3D is freeware. This means that you are free to distribute it, give it to friends, or otherwise share it around. However, only the entire unaltered archive, including this document, may be re-distributed.</text:p>
        </text:list-item>
        <text:list-item>
          <text:p text:style-name="P7"><text:span text:style-name="T3">Copyright of the code and the finished plug-in remain the property of </text:span><text:span text:style-name="T4">AIXcoustic creations, Delphi ASIO &amp; VST Project</text:span><text:span text:style-name="T3"> and namely the HRTF 3D 's author, Christian W. Budde.</text:span></text:p>
        </text:list-item>
        <text:list-item>
          <text:p text:style-name="P7"><text:span text:style-name="T3">This plug-in is provided at no cost; therefore the author and </text:span><text:span text:style-name="T4">AIXcoustic creations, Delphi ASIO &amp; VST Project</text:span><text:span text:style-name="T3"> assume no responsibility for any negative effects that may occur to the end user or the equipment used to run the plug-in.</text:span></text:p>
        </text:list-item>
        <text:list-item>
          <text:p text:style-name="P7"><text:span text:style-name="T3">Magazine editors are welcome to include the plug-in on cover mount discs or similar media; however, we request that a member of the </text:span><text:span text:style-name="T4">AIXcoustic creations, Delphi ASIO &amp; VST Project </text:span><text:span text:style-name="T3">team be informed via </text:span><text:a xlink:type="simple" xlink:href="mailto:Christian@aixcoustic.com"><text:span text:style-name="T6">e-mail</text:span></text:a><text:span text:style-name="T3">. A few copies of the publication are always appreciated, but not expected.</text:span></text:p>
        </text:list-item>
      </text:list>
      <text:p text:style-name="P5"/>
      <text:h text:style-name="P14" text:outline-level="1">Controls</text:h>
      <text:p text:style-name="P9">ToDo...</text:p>
      <text:h text:style-name="P13" text:outline-level="1">Feedback / Bug Reports</text:h>
      <text:p text:style-name="P4">We are always eager to hear feedback or have bugs reported. The easiest</text:p>
      <text:p text:style-name="P6"><text:span text:style-name="T3">way is to visit our homepage found at </text:span><text:span text:style-name="T7">www.AIXcoustic.com</text:span><text:span text:style-name="T3">.</text:span></text:p>
      <text:p text:style-name="P3"/>
      <text:h text:style-name="P12" text:outline-level="1">Version History</text:h>
      <text:p text:style-name="P4"/>
      <text:list xml:id="list23699586" text:style-name="L1">
        <text:list-item>
          <text:list>
            <text:list-item>
              <text:list>
                <text:list-item>
                  <text:p text:style-name="P10">First release!</text:p>
                </text:list-item>
                <text:list-item>
                  <text:p text:style-name="P10"/>
                </text:list-item>
              </text:list>
            </text:list-item>
          </text:list>
        </text:list-item>
      </text:list>
      <text:p text:style-name="P3"/>
      <text:h text:style-name="P12" text:outline-level="1">Credits</text:h>
      <text:p text:style-name="P6"><text:span text:style-name="T5">• <text:s/></text:span><text:span text:style-name="T3">Programming: Christian W. Budde</text:span></text:p>
      <text:p text:style-name="P6"><text:span text:style-name="T5">• <text:s/></text:span><text:span text:style-name="T3">Documentation based on a template by Greg Pettit</text:span></text:p>
      <text:p text:style-name="P5"/>
      <text:p text:style-name="P5">VST name and technology © Steinberg GmbH</text:p>
      <text:p text:style-name="P5">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style:page-number="auto"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Georgia" fo:font-size="22pt" style:text-underline-style="solid" style:text-underline-width="auto" style:text-underline-color="font-color" fo:font-weight="bold" style:letter-kerning="true" style:font-size-asian="22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text-align="center" style:justify-single-word="false" fo:keep-with-next="always" style:text-autospace="none"/>
      <style:text-properties fo:color="#000000" style:font-name="Georgia" fo:font-size="22pt" fo:language="en" fo:country="GB" fo:font-weight="bold" style:font-size-asian="22pt" style:font-weight-asian="bold" style:font-size-complex="22pt" style:font-weight-complex="bold"/>
    </style:style>
    <style:style style:name="Heading_20_3" style:display-name="Heading 3" style:family="paragraph" style:parent-style-name="Standard" style:next-style-name="Standard" style:class="text" style:default-outline-level="3">
      <style:paragraph-properties fo:keep-with-next="always" style:text-autospace="none"/>
      <style:text-properties fo:color="#000000" style:font-name="Georgia" fo:language="en" fo:country="GB" fo:font-weight="bold"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4pt" fo:font-style="italic" style:font-size-asian="14pt" style:font-style-asian="italic" style:font-size-complex="14pt" style:font-style-complex="italic"/>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top="0.631cm" style:dynamic-spacing="true"/>
      </style:footer-style>
    </style:page-layout>
    <style:page-layout style:name="Mpm2">
      <style:page-layout-properties fo:page-width="21.59cm" fo:page-height="27.94cm" style:num-format="1" style:print-orientation="portrait" fo:margin-top="2.499cm" fo:margin-bottom="2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2006-2009 AIXcoustic creations, Delphi ASIO &amp; VST Projec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Manual</dc:title>
    <meta:initial-creator>Christian</meta:initial-creator>
    <meta:creation-date>2005-12-27T22:36:00</meta:creation-date>
    <dc:creator>Christian Budde</dc:creator>
    <dc:date>2009-04-03T04:05:45.31</dc:date>
    <meta:print-date>2005-12-27T23:13:00</meta:print-date>
    <meta:editing-cycles>10</meta:editing-cycles>
    <meta:document-statistic meta:table-count="0" meta:image-count="0" meta:object-count="0" meta:page-count="4" meta:paragraph-count="24" meta:word-count="301" meta:character-count="1765"/>
    <meta:generator>OpenOffice.org/3.0$Win32 OpenOffice.org_project/300m15$Build-9379</meta:generator>
    <meta:user-defined meta:name="Info 1"/>
    <meta:user-defined meta:name="Info 2"/>
    <meta:user-defined meta:name="Info 3"/>
    <meta:user-defined meta:name="Info 4"/>
  </office:meta>
</office:document-meta>
</file>